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8.34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55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fo:font-size="10pt" style:font-size-asian="10pt" style:font-weight-asian="normal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</office:automatic-styles>
  <office:body>
    <office:spreadsheet>
      <table:table table:name="Sheet1_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BTC_ETH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Usage : =GETPOLONIEX(Symbol,Datacode)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Datacode:</text:p>
          </table:table-cell>
          <table:table-cell table:style-name="ce8" office:value-type="string" calcext:value-type="string">
            <text:p>Example: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Quote Volume</text:p>
          </table:table-cell>
          <table:table-cell table:style-name="ce7" office:value-type="string" calcext:value-type="string">
            <text:p>quoteVolume</text:p>
          </table:table-cell>
          <table:table-cell table:formula="of:=COM.LOC.CRYPTO.GETINFO.PYTHON.LOCIMPL.GETPOLONIEX([.$A$1];[.B4])" office:value-type="float" office:value="146268.41282597" calcext:value-type="float">
            <text:p>146268.41282597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owest Ask</text:p>
          </table:table-cell>
          <table:table-cell table:style-name="ce7" office:value-type="string" calcext:value-type="string">
            <text:p>lowestAsk</text:p>
          </table:table-cell>
          <table:table-cell table:formula="of:=COM.LOC.CRYPTO.GETINFO.PYTHON.LOCIMPL.GETPOLONIEX([.$A$1];[.B5])" office:value-type="float" office:value="0.08575504" calcext:value-type="float">
            <text:p>0.0857550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ercent Change</text:p>
          </table:table-cell>
          <table:table-cell table:style-name="ce7" office:value-type="string" calcext:value-type="string">
            <text:p>percentChange</text:p>
          </table:table-cell>
          <table:table-cell table:formula="of:=COM.LOC.CRYPTO.GETINFO.PYTHON.LOCIMPL.GETPOLONIEX([.$A$1];[.B6])" office:value-type="float" office:value="-0.0413099" calcext:value-type="float">
            <text:p>-0.0413099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ast</text:p>
          </table:table-cell>
          <table:table-cell table:style-name="ce7" office:value-type="string" calcext:value-type="string">
            <text:p>last</text:p>
          </table:table-cell>
          <table:table-cell table:formula="of:=COM.LOC.CRYPTO.GETINFO.PYTHON.LOCIMPL.GETPOLONIEX([.$A$1];[.B7])" office:value-type="float" office:value="0.08575504" calcext:value-type="float">
            <text:p>0.0857550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ow 24 hour</text:p>
          </table:table-cell>
          <table:table-cell table:style-name="ce7" office:value-type="string" calcext:value-type="string">
            <text:p>low24hr</text:p>
          </table:table-cell>
          <table:table-cell table:formula="of:=COM.LOC.CRYPTO.GETINFO.PYTHON.LOCIMPL.GETPOLONIEX([.$A$1];[.B8])" office:value-type="float" office:value="0.0836" calcext:value-type="float">
            <text:p>0.0836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High 24 hour</text:p>
          </table:table-cell>
          <table:table-cell table:style-name="ce7" office:value-type="string" calcext:value-type="string">
            <text:p>high24hr</text:p>
          </table:table-cell>
          <table:table-cell table:formula="of:=COM.LOC.CRYPTO.GETINFO.PYTHON.LOCIMPL.GETPOLONIEX([.$A$1];[.B9])" office:value-type="float" office:value="0.09" calcext:value-type="float">
            <text:p>0.09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Highest Bid</text:p>
          </table:table-cell>
          <table:table-cell table:style-name="ce7" office:value-type="string" calcext:value-type="string">
            <text:p>highestBid</text:p>
          </table:table-cell>
          <table:table-cell table:formula="of:=COM.LOC.CRYPTO.GETINFO.PYTHON.LOCIMPL.GETPOLONIEX([.$A$1];[.B10])" office:value-type="float" office:value="0.08567559" calcext:value-type="float">
            <text:p>0.08567559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Base Volume</text:p>
          </table:table-cell>
          <table:table-cell table:style-name="ce7" office:value-type="string" calcext:value-type="string">
            <text:p>baseVolume</text:p>
          </table:table-cell>
          <table:table-cell table:formula="of:=COM.LOC.CRYPTO.GETINFO.PYTHON.LOCIMPL.GETPOLONIEX([.$A$1];[.B11])" office:value-type="float" office:value="12619.02061698" calcext:value-type="float">
            <text:p>12619.0206169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ce7" office:value-type="string" calcext:value-type="string">
            <text:p>id</text:p>
          </table:table-cell>
          <table:table-cell table:formula="of:=COM.LOC.CRYPTO.GETINFO.PYTHON.LOCIMPL.GETPOLONIEX([.$A$1];[.B12])"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Frozen</text:p>
          </table:table-cell>
          <table:table-cell table:style-name="ce7" office:value-type="string" calcext:value-type="string">
            <text:p>isFrozen</text:p>
          </table:table-cell>
          <table:table-cell table:formula="of:=COM.LOC.CRYPTO.GETINFO.PYTHON.LOCIMPL.GETPOLONIEX([.$A$1];[.B13]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44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2:27:37.978551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7-08-11T12:34:39.483136545</dc:date>
    <meta:editing-duration>PT49M40S</meta:editing-duration>
    <meta:editing-cycles>16</meta:editing-cycles>
    <meta:generator>LibreOffice/5.3.5.2$Linux_x86 LibreOffice_project/50d9bf2b0a79cdb85a3814b592608037a682059d</meta:generator>
    <dc:creator>Mark Brooker</dc:creator>
    <meta:document-statistic meta:table-count="1" meta:cell-count="34" meta:object-count="0"/>
  </office:meta>
</office:document-meta>
</file>